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2000000330FBB2E938FCD7063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3.941cm" fo:min-width="22.392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2.069cm" fo:min-width="17.788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4.068cm" fo:min-width="12.454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1.561cm" fo:min-width="6.61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35cm" svg:height="19.589cm" svg:x="1.31cm" svg:y="1.021cm">
          <draw:image xlink:href="Pictures/100002010000042000000330FBB2E938FCD70633.png" xlink:type="simple" xlink:show="embed" xlink:actuate="onLoad" loext:mime-type="image/png">
            <text:p/>
          </draw:image>
        </draw:frame>
        <draw:custom-shape draw:style-name="gr2" draw:text-style-name="P2" draw:layer="layout" svg:width="22.892cm" svg:height="4.191cm" svg:x="4.048cm" svg:y="2.0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288cm" svg:height="12.319cm" svg:x="7.858cm" svg:y="5.191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25.35cm" svg:height="19.589cm" svg:x="1.31cm" svg:y="1.021cm">
          <draw:image xlink:href="Pictures/100002010000042000000330FBB2E938FCD70633.png" xlink:type="simple" xlink:show="embed" xlink:actuate="onLoad" loext:mime-type="image/png">
            <text:p/>
          </draw:image>
        </draw:frame>
        <draw:custom-shape draw:style-name="gr4" draw:text-style-name="P2" draw:layer="layout" svg:width="12.954cm" svg:height="4.318cm" svg:x="13.7cm" svg:y="1.7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112cm" svg:height="11.811cm" svg:x="18.653cm" svg:y="5.634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25.35cm" svg:height="19.589cm" svg:x="1.31cm" svg:y="1.021cm">
          <draw:image xlink:href="Pictures/100002010000042000000330FBB2E938FCD70633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ollin </meta:initial-creator>
    <meta:creation-date>2022-11-27T21:25:28.355688578</meta:creation-date>
    <dc:date>2022-11-27T21:45:47.077383832</dc:date>
    <dc:creator>Collin </dc:creator>
    <meta:editing-duration>PT10M8S</meta:editing-duration>
    <meta:editing-cycles>1</meta:editing-cycles>
    <meta:document-statistic meta:object-count="7"/>
    <meta:generator>LibreOffice/6.4.7.2$Linux_X86_64 LibreOffice_project/40$Build-2</meta:generator>
  </office:meta>
</office:document-meta>
</file>